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ean time (sec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.94" calcext:value-type="float">
            <text:p>0.94</text:p>
          </table:table-cell>
          <table:table-cell office:value-type="float" office:value="0.968204" calcext:value-type="float">
            <text:p>0.968204</text:p>
          </table:table-cell>
          <table:table-cell office:value-type="float" office:value="0.812667" calcext:value-type="float">
            <text:p>0.812667</text:p>
          </table:table-cell>
          <table:table-cell office:value-type="float" office:value="0.00200579" calcext:value-type="float">
            <text:p>0.002005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309903" calcext:value-type="float">
            <text:p>0.309903</text:p>
          </table:table-cell>
          <table:table-cell office:value-type="float" office:value="0.598653" calcext:value-type="float">
            <text:p>0.598653</text:p>
          </table:table-cell>
          <table:table-cell office:value-type="float" office:value="0.00656733" calcext:value-type="float">
            <text:p>0.006567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646" calcext:value-type="float">
            <text:p>0.646</text:p>
          </table:table-cell>
          <table:table-cell office:value-type="float" office:value="0.604761" calcext:value-type="float">
            <text:p>0.604761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016499" calcext:value-type="float">
            <text:p>0.0164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69787" calcext:value-type="float">
            <text:p>0.69787</text:p>
          </table:table-cell>
          <table:table-cell office:value-type="float" office:value="0.30892" calcext:value-type="float">
            <text:p>0.30892</text:p>
          </table:table-cell>
          <table:table-cell office:value-type="float" office:value="0.630078" calcext:value-type="float">
            <text:p>0.630078</text:p>
          </table:table-cell>
          <table:table-cell office:value-type="float" office:value="0.0412562" calcext:value-type="float">
            <text:p>0.04125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22912" calcext:value-type="float">
            <text:p>0.922912</text:p>
          </table:table-cell>
          <table:table-cell office:value-type="float" office:value="0.874526" calcext:value-type="float">
            <text:p>0.874526</text:p>
          </table:table-cell>
          <table:table-cell office:value-type="float" office:value="0.881898" calcext:value-type="float">
            <text:p>0.881898</text:p>
          </table:table-cell>
          <table:table-cell office:value-type="float" office:value="0.0355619" calcext:value-type="float">
            <text:p>0.03556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0.759276" calcext:value-type="float">
            <text:p>0.759276</text:p>
          </table:table-cell>
          <table:table-cell office:value-type="float" office:value="0.525276" calcext:value-type="float">
            <text:p>0.525276</text:p>
          </table:table-cell>
          <table:table-cell office:value-type="float" office:value="0.796296" calcext:value-type="float">
            <text:p>0.796296</text:p>
          </table:table-cell>
          <table:table-cell office:value-type="float" office:value="0.0116815" calcext:value-type="float">
            <text:p>0.01168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54785" calcext:value-type="float">
            <text:p>0.954785</text:p>
          </table:table-cell>
          <table:table-cell office:value-type="float" office:value="0.899746" calcext:value-type="float">
            <text:p>0.899746</text:p>
          </table:table-cell>
          <table:table-cell office:value-type="float" office:value="0.881552" calcext:value-type="float">
            <text:p>0.881552</text:p>
          </table:table-cell>
          <table:table-cell office:value-type="float" office:value="0.111971" calcext:value-type="float">
            <text:p>0.1119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29412" calcext:value-type="float">
            <text:p>0.929412</text:p>
          </table:table-cell>
          <table:table-cell office:value-type="float" office:value="0.910204" calcext:value-type="float">
            <text:p>0.910204</text:p>
          </table:table-cell>
          <table:table-cell office:value-type="float" office:value="0.826404" calcext:value-type="float">
            <text:p>0.826404</text:p>
          </table:table-cell>
          <table:table-cell office:value-type="float" office:value="0.00252705" calcext:value-type="float">
            <text:p>0.002527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732381" calcext:value-type="float">
            <text:p>0.732381</text:p>
          </table:table-cell>
          <table:table-cell office:value-type="float" office:value="0.603749" calcext:value-type="float">
            <text:p>0.603749</text:p>
          </table:table-cell>
          <table:table-cell office:value-type="float" office:value="0.648598" calcext:value-type="float">
            <text:p>0.648598</text:p>
          </table:table-cell>
          <table:table-cell office:value-type="float" office:value="0.00298355" calcext:value-type="float">
            <text:p>0.002983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79594" calcext:value-type="float">
            <text:p>0.979594</text:p>
          </table:table-cell>
          <table:table-cell office:value-type="float" office:value="0.961426" calcext:value-type="float">
            <text:p>0.961426</text:p>
          </table:table-cell>
          <table:table-cell office:value-type="float" office:value="0.919898" calcext:value-type="float">
            <text:p>0.919898</text:p>
          </table:table-cell>
          <table:table-cell office:value-type="float" office:value="0.223665" calcext:value-type="float">
            <text:p>0.2236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62642" calcext:value-type="float">
            <text:p>0.862642</text:p>
          </table:table-cell>
          <table:table-cell office:value-type="float" office:value="0.716918" calcext:value-type="float">
            <text:p>0.716918</text:p>
          </table:table-cell>
          <table:table-cell office:value-type="float" office:value="0.686019" calcext:value-type="float">
            <text:p>0.686019</text:p>
          </table:table-cell>
          <table:table-cell office:value-type="float" office:value="0.023673" calcext:value-type="float">
            <text:p>0.02367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7986" calcext:value-type="float">
            <text:p>0.87986</text:p>
          </table:table-cell>
          <table:table-cell office:value-type="float" office:value="0.632345" calcext:value-type="float">
            <text:p>0.632345</text:p>
          </table:table-cell>
          <table:table-cell office:value-type="float" office:value="0.748896" calcext:value-type="float">
            <text:p>0.748896</text:p>
          </table:table-cell>
          <table:table-cell office:value-type="float" office:value="0.00663107" calcext:value-type="float">
            <text:p>0.006631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e_state</text:p>
          </table:table-cell>
          <table:table-cell office:value-type="float" office:value="0.78765" calcext:value-type="float">
            <text:p>0.78765</text:p>
          </table:table-cell>
          <table:table-cell office:value-type="float" office:value="0.560573" calcext:value-type="float">
            <text:p>0.560573</text:p>
          </table:table-cell>
          <table:table-cell office:value-type="float" office:value="0.584786" calcext:value-type="float">
            <text:p>0.584786</text:p>
          </table:table-cell>
          <table:table-cell office:value-type="float" office:value="0.234039" calcext:value-type="float">
            <text:p>0.2340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_blocks</text:p>
          </table:table-cell>
          <table:table-cell office:value-type="float" office:value="0.94536" calcext:value-type="float">
            <text:p>0.94536</text:p>
          </table:table-cell>
          <table:table-cell office:value-type="float" office:value="0.706665" calcext:value-type="float">
            <text:p>0.706665</text:p>
          </table:table-cell>
          <table:table-cell office:value-type="float" office:value="0.876974" calcext:value-type="float">
            <text:p>0.876974</text:p>
          </table:table-cell>
          <table:table-cell office:value-type="float" office:value="0.0560428" calcext:value-type="float">
            <text:p>0.05604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7264" calcext:value-type="float">
            <text:p>0.987264</text:p>
          </table:table-cell>
          <table:table-cell office:value-type="float" office:value="0.985846" calcext:value-type="float">
            <text:p>0.985846</text:p>
          </table:table-cell>
          <table:table-cell office:value-type="float" office:value="0.519705" calcext:value-type="float">
            <text:p>0.519705</text:p>
          </table:table-cell>
          <table:table-cell office:value-type="float" office:value="0.169394" calcext:value-type="float">
            <text:p>0.1693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61708" calcext:value-type="float">
            <text:p>0.861708</text:p>
          </table:table-cell>
          <table:table-cell office:value-type="float" office:value="0.830561" calcext:value-type="float">
            <text:p>0.830561</text:p>
          </table:table-cell>
          <table:table-cell office:value-type="float" office:value="0.498182" calcext:value-type="float">
            <text:p>0.498182</text:p>
          </table:table-cell>
          <table:table-cell office:value-type="float" office:value="0.072273" calcext:value-type="float">
            <text:p>0.07227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887083" calcext:value-type="float">
            <text:p>0.887083</text:p>
          </table:table-cell>
          <table:table-cell office:value-type="float" office:value="0.398982" calcext:value-type="float">
            <text:p>0.398982</text:p>
          </table:table-cell>
          <table:table-cell office:value-type="float" office:value="0.77775" calcext:value-type="float">
            <text:p>0.77775</text:p>
          </table:table-cell>
          <table:table-cell office:value-type="float" office:value="0.0632967" calcext:value-type="float">
            <text:p>0.06329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155844" calcext:value-type="float">
            <text:p>0.155844</text:p>
          </table:table-cell>
          <table:table-cell office:value-type="float" office:value="0.0151515" calcext:value-type="float">
            <text:p>0.0151515</text:p>
          </table:table-cell>
          <table:table-cell office:value-type="float" office:value="0.454935" calcext:value-type="float">
            <text:p>0.454935</text:p>
          </table:table-cell>
          <table:table-cell office:value-type="float" office:value="0.00702694" calcext:value-type="float">
            <text:p>0.007026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dit_card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195627" calcext:value-type="float">
            <text:p>0.195627</text:p>
          </table:table-cell>
          <table:table-cell office:value-type="float" office:value="0.607168" calcext:value-type="float">
            <text:p>0.607168</text:p>
          </table:table-cell>
          <table:table-cell office:value-type="float" office:value="0.166783" calcext:value-type="float">
            <text:p>0.16678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535" calcext:value-type="float">
            <text:p>0.998535</text:p>
          </table:table-cell>
          <table:table-cell office:value-type="float" office:value="0.995849" calcext:value-type="float">
            <text:p>0.995849</text:p>
          </table:table-cell>
          <table:table-cell office:value-type="float" office:value="0.861344" calcext:value-type="float">
            <text:p>0.861344</text:p>
          </table:table-cell>
          <table:table-cell office:value-type="float" office:value="2.11825" calcext:value-type="float">
            <text:p>2.1182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([.B2:.B21])/20" office:value-type="float" office:value="0.8120938" calcext:value-type="float">
            <text:p>0.8120938</text:p>
          </table:table-cell>
          <table:table-cell table:formula="of:=SUM([.C2:.C21])/20" office:value-type="float" office:value="0.650261625" calcext:value-type="float">
            <text:p>0.650261625</text:p>
          </table:table-cell>
          <table:table-cell table:formula="of:=SUM([.D2:.D21])/20" office:value-type="float" office:value="0.71763015" calcext:value-type="float">
            <text:p>0.71763015</text:p>
          </table:table-cell>
          <table:table-cell table:formula="of:=SUM([.E2:.E21])/20" office:value-type="float" office:value="0.1686063915" calcext:value-type="float">
            <text:p>0.16860639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4:32:04.530625134</dc:date>
    <meta:editing-duration>PT2M12S</meta:editing-duration>
    <meta:editing-cycles>1</meta:editing-cycles>
    <meta:document-statistic meta:table-count="1" meta:cell-count="151" meta:object-count="0"/>
    <meta:generator>LibreOffice/6.0.3.2$Linux_X86_64 LibreOffice_project/00m0$Build-2</meta:generator>
  </office:meta>
</office:document-meta>
</file>